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ENU</text:p>
      <text:p text:style-name="Normal"/>
      <text:p text:style-name="Normal"/>
      <text:p text:style-name="Normal">FREE DOWNLOAD: JAMB CBT Practice App for 2022 UTME</text:p>
      <text:p text:style-name="Normal"/>
      <text:p text:style-name="Normal">Do you want to find out the list of courses you can study at<text:s/>the University of<text:s text:c="2"/>Nigeria Nsuka (UNN).</text:p>
      <text:p text:style-name="Normal"/>
      <text:p text:style-name="Normal"/>
      <text:p text:style-name="Normal"><text:s/></text:p>
      <text:p text:style-name="Normal">Recommended Links:</text:p>
      <text:p text:style-name="Normal"/>
      <text:p text:style-name="Normal">UNN Cut Off Marks.</text:p>
      <text:p text:style-name="Normal">UNN School Fees</text:p>
      <text:p text:style-name="Normal"/>
      <text:p text:style-name="Normal">UNN Courses and Programmes</text:p>
      <text:p text:style-name="Normal">This catalogue is primarily for use by prospective students searching for courses offered by the University of Nigeria, Nsukka, i.e. UNN Courses.<text:s/></text:p>
      <text:p text:style-name="Normal"/>
      <text:p text:style-name="Normal">You can check the JAMB Subject Combinations for the courses listed below<text:s/><text:s/>Courses.</text:p>
      <text:p text:style-name="Normal">Click<text:s/>to <text:s/>check<text:s/><text:s/>jamb brochure for<text:s/>subjects combination of the<text:s/>below listed courses.</text:p>
      <text:p text:style-name="Normal"/>
      <text:p text:style-name="Normal">ACCOUNTANCY/ACCOUNTING</text:p>
      <text:p text:style-name="Normal">ADULT EDUCATION:</text:p>
      <text:p text:style-name="Normal">AGRIC EXTENSION SERVICE</text:p>
      <text:p text:style-name="Normal">AGRICULTURAL AND BIORESOURCES ENGINEERING</text:p>
      <text:p text:style-name="Normal">AGRICULTURAL ECONOMICS</text:p>
      <text:p text:style-name="Normal">AGRICULTURAL SCIENCE AND EDUCATION</text:p>
      <text:p text:style-name="Normal">AGRICULTURE</text:p>
      <text:p text:style-name="Normal">ANIMAL SCIENCE</text:p>
      <text:p text:style-name="Normal">ARCHAEOLOGY</text:p>
      <text:p text:style-name="Normal">ARCHITECTURE</text:p>
      <text:p text:style-name="Normal">ARTS (COMBINED HONOURS)</text:p>
      <text:p text:style-name="Normal">B.A. (SINGLE AND COMBINED HONS) IN MODERN LANGUAGES</text:p>
      <text:p text:style-name="Normal">BANKING AND FINANCE</text:p>
      <text:p text:style-name="Normal">BIOCHEMISTRY</text:p>
      <text:p text:style-name="Normal">BIOLOGICAL SCIENCE(S)</text:p>
      <text:p text:style-name="Normal">BOTANY</text:p>
      <text:p text:style-name="Normal">BUSINESS EDUCATION</text:p>
      <text:p text:style-name="Normal">BUSINESS MANAGEMENT</text:p>
      <text:p text:style-name="Normal">CIVIL ENGINEERING</text:p>
      <text:p text:style-name="Normal">COMPUTER EDUCATION</text:p>
      <text:p text:style-name="Normal">COMPUTER SCIENCE</text:p>
      <text:p text:style-name="Normal">COMPUTER WITH STATISTICS</text:p>
      <text:p text:style-name="Normal">CREATIVE ARTS</text:p>
      <text:p text:style-name="Normal">CROP SCIENCE</text:p>
      <text:p text:style-name="Normal">DENTISTRY AND DENTAL SURGERY</text:p>
      <text:p text:style-name="Normal">EARLY CHILDHOOD EDUCATION</text:p>
      <text:p text:style-name="Normal">ECONOMICS</text:p>
      <text:p text:style-name="Normal">EDUCATION AND BIOLOGY</text:p>
      <text:p text:style-name="Normal">EDUCATION AND CHEMISTRY:</text:p>
      <text:p text:style-name="Normal">EDUCATION AND ECONOMICS</text:p>
      <text:p text:style-name="Normal">EDUCATION AND ENGLISH LANGUAGE</text:p>
      <text:p text:style-name="Normal">EDUCATION AND FRENCH:</text:p>
      <text:p text:style-name="Normal">EDUCATION AND GEOGRAPHY</text:p>
      <text:p text:style-name="Normal">EDUCATION AND HISTORY:</text:p>
      <text:p text:style-name="Normal">EDUCATION AND IGBO:</text:p>
      <text:p text:style-name="Normal">EDUCATION AND INTEGRATED SCIENCE:</text:p>
      <text:p text:style-name="Normal">EDUCATION AND MATHEMATICS</text:p>
      <text:p text:style-name="Normal">EDUCATION AND MUSIC:</text:p>
      <text:p text:style-name="Normal">EDUCATION AND PHYSICS</text:p>
      <text:p text:style-name="Normal">EDUCATION AND POLITICAL SCIENCE</text:p>
      <text:p text:style-name="Normal">EDUCATION AND RELIGIOUS STUDIES</text:p>
      <text:p text:style-name="Normal">EDUCATION AND SCIENCE</text:p>
      <text:p text:style-name="Normal">EDUCATION AND SOCIAL SCIENCE</text:p>
      <text:p text:style-name="Normal">EDUCATION AND SOCIAL STUDIES</text:p>
      <text:p text:style-name="Normal">EDUCATION ARTS:</text:p>
      <text:p text:style-name="Normal">EDUCATION FINE AND APPLIED ARTS</text:p>
      <text:p text:style-name="Normal">ELECTRICAL ENGINEERING</text:p>
      <text:p text:style-name="Normal">ELECTRONICS ENGINEERING</text:p>
      <text:p text:style-name="Normal">ENGLISH AND LITERARY STUDIES</text:p>
      <text:p text:style-name="Normal">ESTATE MANAGEMENT</text:p>
      <text:p text:style-name="Normal">FINE ARTS/FINE AND APPLIED ARTS</text:p>
      <text:p text:style-name="Normal">FOOD SCIENCE AND TECHNOLOGY</text:p>
      <text:p text:style-name="Normal">FOOD SCIENCE AND TECHNOLOGY</text:p>
      <text:p text:style-name="Normal">FRENCH</text:p>
      <text:p text:style-name="Normal">FRENCH WITH GERMAN/ RUSSIAN</text:p>
      <text:p text:style-name="Normal">GEOGRAPHY</text:p>
      <text:p text:style-name="Normal">GEOLOGY</text:p>
      <text:p text:style-name="Normal">GERMAN</text:p>
      <text:p text:style-name="Normal">GUIDANCE AND COUNSELLING</text:p>
      <text:p text:style-name="Normal">HEALTH EDUCATION</text:p>
      <text:p text:style-name="Normal">HISTORY</text:p>
      <text:p text:style-name="Normal">HOME ECONOMICS AND EDUCATION</text:p>
      <text:p text:style-name="Normal">HOME SCIENCE</text:p>
      <text:p text:style-name="Normal">HUMAN ANATOMY</text:p>
      <text:p text:style-name="Normal">INDUSTRIAL TECHNICAL EDUCATION:</text:p>
      <text:p text:style-name="Normal">LAW</text:p>
      <text:p text:style-name="Normal">LIBRARY AND INFORMATION SCIENCE</text:p>
      <text:p text:style-name="Normal">LINGUISTICS</text:p>
      <text:p text:style-name="Normal">LINGUISTICS, IGBO AND OTHER AFRICAN LANGUAGES</text:p>
      <text:p text:style-name="Normal">MARKETING</text:p>
      <text:p text:style-name="Normal">MASS COMMUNICATION</text:p>
      <text:p text:style-name="Normal">MATHEMATICS</text:p>
      <text:p text:style-name="Normal">MECHANICAL ENGINEERING</text:p>
      <text:p text:style-name="Normal">MEDICAL LABORATORY SCIENCE:</text:p>
      <text:p text:style-name="Normal">MEDICAL REHABILITATION</text:p>
      <text:p text:style-name="Normal">MEDICINE AND SURGERY</text:p>
      <text:p text:style-name="Normal">METALLURGICAL AND MATERIAL ENGINEERING</text:p>
      <text:p text:style-name="Normal">METALLURGICAL AND MATERIAL ENGINEERING</text:p>
      <text:p text:style-name="Normal">MICROBIOLOGY</text:p>
      <text:p text:style-name="Normal">MUSIC</text:p>
      <text:p text:style-name="Normal">NURSING/NURSING SCIENCE</text:p>
      <text:p text:style-name="Normal">NUTRITION AND DIETETICS:</text:p>
      <text:p text:style-name="Normal">PHARMACY</text:p>
      <text:p text:style-name="Normal">PHILOSOPHY</text:p>
      <text:p text:style-name="Normal">PHYSICAL EDUCATION</text:p>
      <text:p text:style-name="Normal">PHYSICS</text:p>
      <text:p text:style-name="Normal">PHYSICS/ASTROLOGY</text:p>
      <text:p text:style-name="Normal">PHYSIOLOGY</text:p>
      <text:p text:style-name="Normal">POLITICAL SCIENCE</text:p>
      <text:p text:style-name="Normal">POLITICAL SCIENCE</text:p>
      <text:p text:style-name="Normal">POLITICAL SCIENCE</text:p>
      <text:p text:style-name="Normal">PRIMARY EDUCATION STUDIES</text:p>
      <text:p text:style-name="Normal">PSYCHOLOGY</text:p>
      <text:p text:style-name="Normal">PUBLIC ADMINISTRATION AND LOCAL GOVERNMENT</text:p>
      <text:p text:style-name="Normal">PUBLIC ADMINISTRATION AND LOCAL GOVT</text:p>
      <text:p text:style-name="Normal">PURE AND APPLIED CHEMISTRY</text:p>
      <text:p text:style-name="Normal">PURE AND INDUSTRIAL CHEMISTRY</text:p>
      <text:p text:style-name="Normal">RADIOGRAPHY</text:p>
      <text:p text:style-name="Normal">RELIGIOUS STUDIES</text:p>
      <text:p text:style-name="Normal">RUSSIAN</text:p>
      <text:p text:style-name="Normal">SCIENCE LABORATORY TECHNOLOGY</text:p>
      <text:p text:style-name="Normal">SOCIAL WORK</text:p>
      <text:p text:style-name="Normal">SOCIOLOGY AND ANTHROPOLOGY</text:p>
      <text:p text:style-name="Normal">SOIL SCIENCE</text:p>
      <text:p text:style-name="Normal">SPECIAL EDUCATION</text:p>
      <text:p text:style-name="Normal">SPECIAL EDUCATION</text:p>
      <text:p text:style-name="Normal">SPECIAL EDUCATION</text:p>
      <text:p text:style-name="Normal">STATISTICS</text:p>
      <text:p text:style-name="Normal">SURVEYING AND GEOINFORMATICS</text:p>
      <text:p text:style-name="Normal">SURVEYING AND GEOINFORMATICS</text:p>
      <text:p text:style-name="Normal">TEACHER EDUCATION SCIENCE:</text:p>
      <text:p text:style-name="Normal">THEATRE AND FILM STUDIES</text:p>
      <text:p text:style-name="Normal">URBAN AND REGIONAL PLANNING:</text:p>
      <text:p text:style-name="Normal">VETERINARY MEDICINE</text:p>
      <text:p text:style-name="Normal">ZOOLOGY</text:p>
      <text:p text:style-name="Normal">Also Check:</text:p>
      <text:p text:style-name="Normal"/>
      <text:p text:style-name="Normal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19T22:20:00Z</meta:creation-date>
    <dc:date>2022-04-19T22:20:00Z</dc:date>
    <meta:template xlink:href="Normal.dotm" xlink:type="simple"/>
    <meta:editing-cycles>12</meta:editing-cycles>
    <meta:editing-duration>PT660S</meta:editing-duration>
    <meta:document-statistic meta:page-count="1" meta:paragraph-count="6" meta:word-count="454" meta:character-count="3036" meta:row-count="21" meta:non-whitespace-character-count="2588"/>
  </office:meta>
</office:document-meta>
</file>